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160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 style:list-style-name="L160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15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5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201" style:family="paragraph" style:parent-style-name="Table_20_Contents">
      <style:text-properties style:font-name="ＭＳ Ｐゴシック" style:font-name-asian="ＭＳ Ｐゴシック"/>
    </style:style>
    <style:style style:name="P20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2459227465720472974" text:style-name="L1">
              <text:list-item>
                <text:p text:style-name="P26">開始 <text:s/>：　１０：１０무렵</text:p>
              </text:list-item>
              <text:list-item>
                <text:p text:style-name="P26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6630459264532656189" text:style-name="L2">
              <text:list-item>
                <text:p text:style-name="P27">足立工業。세 사람. </text:p>
              </text:list-item>
              <text:list-item>
                <text:p text:style-name="P27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7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7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1851039393055980411" text:style-name="L3">
              <text:list-item>
                <text:p text:style-name="P28">바이브는 세 사람으로 했었다. 제일 마지막, 슬라브를 칠 때가 되어, 두 사람으로 했다.</text:p>
              </text:list-item>
              <text:list-item>
                <text:p text:style-name="P28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1177087963021253878" text:style-name="L4">
              <text:list-item>
                <text:p text:style-name="P29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3018092754431784166" text:style-name="L5">
              <text:list-item>
                <text:p text:style-name="P30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7123204623293388205" text:style-name="L6">
              <text:list-item>
                <text:p text:style-name="P31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1502486708831350857" text:style-name="L7">
              <text:list-item>
                <text:p text:style-name="P32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2658507706809886174" text:style-name="L8">
              <text:list-item>
                <text:p text:style-name="P33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8748892315726671659" text:style-name="L9">
              <text:list-item>
                <text:p text:style-name="P34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1129070145600650594" text:style-name="L10">
              <text:list-item>
                <text:p text:style-name="P35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6241024864568374331" text:style-name="L11">
              <text:list-item>
                <text:p text:style-name="P36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999591079699659646" text:style-name="L12">
              <text:list-item>
                <text:p text:style-name="P3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7024079427947330702" text:style-name="L13">
              <text:list-item>
                <text:p text:style-name="P38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1500381830792201300" text:style-name="L14">
              <text:list-item>
                <text:p text:style-name="P39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2471180743307093689" text:style-name="L15">
              <text:list-item>
                <text:p text:style-name="P4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2526397458313035276" text:style-name="L16">
              <text:list-item>
                <text:p text:style-name="P41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756831140646191564" text:style-name="L17">
              <text:list-item>
                <text:p text:style-name="P42">開始　：　９時すぎか。</text:p>
              </text:list-item>
              <text:list-item>
                <text:p text:style-name="P42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3466933184779592121" text:style-name="L18">
              <text:list-item>
                <text:p text:style-name="P43">那須産業。두 사람.</text:p>
              </text:list-item>
              <text:list-item>
                <text:p text:style-name="P43">한 사람은 일본인. <text:s/>다른 사람은 베트남인인가.</text:p>
              </text:list-item>
              <text:list-item>
                <text:p text:style-name="P43">일본인 분. 직장인가. 체격이 좋다. / 처음 때, 토공 가게 분들의 이른바 `도시락` 을 스스로 그 위치를 바꾸고 있었다. </text:p>
              </text:list-item>
              <text:list-item>
                <text:p text:style-name="P43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605535489021234294" text:style-name="L19">
              <text:list-item>
                <text:p text:style-name="P44">바이브(진동기), 두 사람. / 내가 담당했던 사람은 베트남인. 젊다. 작은 몸집.</text:p>
              </text:list-item>
              <text:list-item>
                <text:p text:style-name="P44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2233802023951449960" text:style-name="L20">
              <text:list-item>
                <text:p text:style-name="P45">본직 사람일까. 175 정도. 긴 몸집. 길쭉하다.</text:p>
              </text:list-item>
              <text:list-item>
                <text:p text:style-name="P45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1790515034839873249" text:style-name="L21">
              <text:list-item>
                <text:p text:style-name="P46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727750804271533256" text:style-name="L22">
              <text:list-item>
                <text:p text:style-name="P47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6029792879621511813" text:style-name="L23">
              <text:list-item>
                <text:p text:style-name="P48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3285185069267766529" text:style-name="L24">
              <text:list-item>
                <text:p text:style-name="P49">세 명. 소장은 간사이의 사람인가. 말 속에 그 지역의 억양이 넣고 있다.</text:p>
              </text:list-item>
              <text:list-item>
                <text:p text:style-name="P49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9205795068896366382" text:style-name="L25">
              <text:list-item>
                <text:p text:style-name="P50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3411882276608376555" text:style-name="L26">
              <text:list-item>
                <text:p text:style-name="P51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5974453205407560723" text:style-name="L27">
              <text:list-item>
                <text:p text:style-name="P52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8426799484288280180" text:style-name="L28">
              <text:list-item>
                <text:p text:style-name="P5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1320520490013530323" text:style-name="L29">
              <text:list-item>
                <text:p text:style-name="P54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1554691706579416125" text:style-name="L30">
              <text:list-item>
                <text:p text:style-name="P55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7895977966340360459" text:style-name="L31">
              <text:list-item>
                <text:p text:style-name="P5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8229073943953483900" text:style-name="L32">
              <text:list-item>
                <text:p text:style-name="P57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1084527673854568675" text:style-name="L33">
              <text:list-item>
                <text:p text:style-name="P58">開始　：　９：１０ 정도</text:p>
              </text:list-item>
              <text:list-item>
                <text:p text:style-name="P58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7782328345945981798" text:style-name="L34">
              <text:list-item>
                <text:p text:style-name="P59">`貢石` 。두 명</text:p>
              </text:list-item>
              <text:list-item>
                <text:p text:style-name="P59">컨트롤러를 갓고 있었던 분은 `てつ` 라는 문자가 들어있는 씰을 헬벳에 붙이고 있다.</text:p>
              </text:list-item>
              <text:list-item>
                <text:p text:style-name="P59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8504020713913018443" text:style-name="L35">
              <text:list-item>
                <text:p text:style-name="P60">바이브 두 명.</text:p>
              </text:list-item>
              <text:list-item>
                <text:p text:style-name="P60">내가 담당해던 분은 베트남인. 165 좀. 젊다.</text:p>
              </text:list-item>
              <text:list-item>
                <text:p text:style-name="P60">이전에도 본 적이 있을까. / 본 적이 있는 것 같은 느낌이 있다.</text:p>
              </text:list-item>
              <text:list-item>
                <text:p text:style-name="P60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3613684479440527769" text:style-name="L36">
              <text:list-item>
                <text:p text:style-name="P61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1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6137357371143426674" text:style-name="L37">
              <text:list-item>
                <text:p text:style-name="P62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2893701711161774953" text:style-name="L38">
              <text:list-item>
                <text:p text:style-name="P63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7333653822438216763" text:style-name="L39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2819788322631561974" text:style-name="L40">
              <text:list-item>
                <text:p text:style-name="P65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8748635012891974458" text:style-name="L41">
              <text:list-item>
                <text:p text:style-name="P66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58627450802920195" text:style-name="L42">
              <text:list-item>
                <text:p text:style-name="P67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2877978848417709595" text:style-name="L43">
              <text:list-item>
                <text:p text:style-name="P6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2408599278809431257" text:style-name="L44">
              <text:list-item>
                <text:p text:style-name="P69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2763221670119136398" text:style-name="L45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9038975485904343507" text:style-name="L46">
              <text:list-item>
                <text:p text:style-name="P71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7445118389241489705" text:style-name="L47">
              <text:list-item>
                <text:p text:style-name="P7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3062734880550697427" text:style-name="L48">
              <text:list-item>
                <text:p text:style-name="P73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6655127008340351563" text:style-name="L49">
              <text:list-item>
                <text:p text:style-name="P74">開始　９：００무렵 이었을까.</text:p>
              </text:list-item>
              <text:list-item>
                <text:p text:style-name="P74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8721401841847855139" text:style-name="L50">
              <text:list-item>
                <text:p text:style-name="P75">FUJITA</text:p>
              </text:list-item>
              <text:list-item>
                <text:p text:style-name="P75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275655327676215949" text:style-name="L51">
              <text:list-item>
                <text:p text:style-name="P76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949227213473117593" text:style-name="L52">
              <text:list-item>
                <text:p text:style-name="P77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967000022881822101" text:style-name="L53">
              <text:list-item>
                <text:p text:style-name="P78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5781846027799569472" text:style-name="L54">
              <text:list-item>
                <text:p text:style-name="P79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3132347113344164681" text:style-name="L55">
              <text:list-item>
                <text:p text:style-name="P80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7159716278708281590" text:style-name="L56">
              <text:list-item>
                <text:p text:style-name="P81">세 사람. 타설 담당은 두 사람. / 모두 키가 크다.</text:p>
              </text:list-item>
              <text:list-item>
                <text:p text:style-name="P81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4485862415295982253" text:style-name="L57">
              <text:list-item>
                <text:p text:style-name="P82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4232664232368969805" text:style-name="L58">
              <text:list-item>
                <text:p text:style-name="P83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4121497426700251535" text:style-name="L59">
              <text:list-item>
                <text:p text:style-name="P8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6973569145537258457" text:style-name="L60">
              <text:list-item>
                <text:p text:style-name="P8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2999624921447962923" text:style-name="L61">
              <text:list-item>
                <text:p text:style-name="P86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2244619481986175526" text:style-name="L62">
              <text:list-item>
                <text:p text:style-name="P87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3583156210167562764" text:style-name="L63">
              <text:list-item>
                <text:p text:style-name="P8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2561913337210096229" text:style-name="L64">
              <text:list-item>
                <text:p text:style-name="P89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1155665365720462130" text:style-name="L65">
              <text:list-item>
                <text:p text:style-name="P90">開始　9시 무렵</text:p>
              </text:list-item>
              <text:list-item>
                <text:p text:style-name="P90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3380195148234538094" text:style-name="L66">
              <text:list-item>
                <text:p text:style-name="P91">10 톤. 회사명은 불명. 알아려고 하지 않았다.</text:p>
              </text:list-item>
              <text:list-item>
                <text:p text:style-name="P91">두 명. 모두 젊은 사람.</text:p>
              </text:list-item>
              <text:list-item>
                <text:p text:style-name="P91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393098342058081483" text:style-name="L67">
              <text:list-item>
                <text:p text:style-name="P92">바이브 두 명. 세 명 이었던 때도 있었을까.</text:p>
              </text:list-item>
              <text:list-item>
                <text:p text:style-name="P92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7145238556203938032" text:style-name="L68">
              <text:list-item>
                <text:p text:style-name="P93">전기 본직 분 있을까. &lt;2&gt; 아사쿠사에서 오는다라고 한다.</text:p>
              </text:list-item>
              <text:list-item>
                <text:p text:style-name="P93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856566662561353282" text:style-name="L69">
              <text:list-item>
                <text:p text:style-name="P94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4937736446310664776" text:style-name="L70">
              <text:list-item>
                <text:p text:style-name="P9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6874990641586102062" text:style-name="L71">
              <text:list-item>
                <text:p text:style-name="P9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2694293185706927423" text:style-name="L72">
              <text:list-item>
                <text:p text:style-name="P97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1939753197567809588" text:style-name="L73">
              <text:list-item>
                <text:p text:style-name="P98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8854035334973478882" text:style-name="L74">
              <text:list-item>
                <text:p text:style-name="P9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8701294926808962080" text:style-name="L75">
              <text:list-item>
                <text:p text:style-name="P10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6861815235826834621" text:style-name="L76">
              <text:list-item>
                <text:p text:style-name="P10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162575560876062408" text:style-name="L77">
              <text:list-item>
                <text:p text:style-name="P102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2598852547625360810" text:style-name="L78">
              <text:list-item>
                <text:p text:style-name="P103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2684510069922880677" text:style-name="L79">
              <text:list-item>
                <text:p text:style-name="P10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8305702980140742378" text:style-name="L80">
              <text:list-item>
                <text:p text:style-name="P105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5480899289256040676" text:style-name="L81">
              <text:list-item>
                <text:p text:style-name="P106">開始　：　10 시 지날 때.</text:p>
              </text:list-item>
              <text:list-item>
                <text:p text:style-name="P106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5153514003720297718" text:style-name="L82">
              <text:list-item>
                <text:p text:style-name="P107">3 명. 모두 일본 사람.</text:p>
              </text:list-item>
              <text:list-item>
                <text:p text:style-name="P107">호스를 잡고 있었던 사람. 젊은 사람. 20대 후방 정도 일까.</text:p>
              </text:list-item>
              <text:list-item>
                <text:p text:style-name="P107">호스 돌리기 담당. 약간 높은 나이의 사람. 60 대 전반 일까. 얼굴 피부는 얕은 검은 색. 얼굴 피부는 얕은 검은 색.</text:p>
              </text:list-item>
              <text:list-item>
                <text:p text:style-name="P107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6670083371046981524" text:style-name="L83">
              <text:list-item>
                <text:p text:style-name="P108">내가 담당한 사람. 얼굴 윤곽은 사각형. 165 정도. </text:p>
              </text:list-item>
              <text:list-item>
                <text:p text:style-name="P108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1573190600867388047" text:style-name="L84">
              <text:list-item>
                <text:p text:style-name="P109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8462791333636138065" text:style-name="L85">
              <text:list-item>
                <text:p text:style-name="P11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6268297849415996616" text:style-name="L86">
              <text:list-item>
                <text:p text:style-name="P11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2085231418123207716" text:style-name="L87">
              <text:list-item>
                <text:p text:style-name="P112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4643243713002007559" text:style-name="L88">
              <text:list-item>
                <text:p text:style-name="P113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4987225990995321688" text:style-name="L89">
              <text:list-item>
                <text:p text:style-name="P114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8643670278542770091" text:style-name="L90">
              <text:list-item>
                <text:p text:style-name="P11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7707860862631793118" text:style-name="L91">
              <text:list-item>
                <text:p text:style-name="P11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3785508876645095334" text:style-name="L92">
              <text:list-item>
                <text:p text:style-name="P11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5782820086681064836" text:style-name="L93">
              <text:list-item>
                <text:p text:style-name="P118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3221393488074212480" text:style-name="L94">
              <text:list-item>
                <text:p text:style-name="P119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7148460868292717044" text:style-name="L95">
              <text:list-item>
                <text:p text:style-name="P12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6335608264639272319" text:style-name="L96">
              <text:list-item>
                <text:p text:style-name="P121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21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523568186699893873" text:style-name="L97">
              <text:list-item>
                <text:p text:style-name="P122">開始　： ９時半すぎ。</text:p>
              </text:list-item>
              <text:list-item>
                <text:p text:style-name="P122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2690985345331289582" text:style-name="L98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5080356458396809364" text:style-name="L99">
              <text:list-item>
                <text:p text:style-name="P124">세탁 담당 사람. 고령이라고 보인다.</text:p>
              </text:list-item>
              <text:list-item>
                <text:p text:style-name="P124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4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8509563428940373903" text:style-name="L100">
              <text:list-item>
                <text:p text:style-name="P125">젊은 사람. 30대 중반 정도 일까.</text:p>
              </text:list-item>
              <text:list-item>
                <text:p text:style-name="P125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4487806576881744464" text:style-name="L101">
              <text:list-item>
                <text:p text:style-name="P126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614835663780544990" text:style-name="L102">
              <text:list-item>
                <text:p text:style-name="P127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7168224616458879778" text:style-name="L103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4998961743562118775" text:style-name="L104">
              <text:list-item>
                <text:p text:style-name="P129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9195491731615729515" text:style-name="L105">
              <text:list-item>
                <text:p text:style-name="P130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430620831929599995" text:style-name="L106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2909561882285229125" text:style-name="L107">
              <text:list-item>
                <text:p text:style-name="P13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3844569751323135816" text:style-name="L108">
              <text:list-item>
                <text:p text:style-name="P13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8766120216677606457" text:style-name="L109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5937429537439013643" text:style-name="L110">
              <text:list-item>
                <text:p text:style-name="P135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7555300258933675560" text:style-name="L111">
              <text:list-item>
                <text:p text:style-name="P13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1108000954685121493" text:style-name="L112">
              <text:list-item>
                <text:p text:style-name="P137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88</dc:date><text:p text:style-name="P203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8486832693183557032" text:style-name="L113">
              <text:list-item>
                <text:p text:style-name="P138">開始　：　9:15 경.</text:p>
              </text:list-item>
              <text:list-item>
                <text:p text:style-name="P138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7616001934117750139" text:style-name="L114">
              <text:list-item>
                <text:p text:style-name="P139">“KYOEI FUJITA”</text:p>
              </text:list-item>
              <text:list-item>
                <text:p text:style-name="P139">3 명. 한 사람은 일본인. / 타설 후반엔 베트남인 두 사람.</text:p>
              </text:list-item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5093189135353454617" text:style-name="L115"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8957928003279442571" text:style-name="L116">
              <text:list-item>
                <text:p text:style-name="P141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4105194067707369629" text:style-name="L117">
              <text:list-item>
                <text:p text:style-name="P142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6003267579557913869" text:style-name="L118">
              <text:list-item>
                <text:p text:style-name="P14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7485894308437867988" text:style-name="L119">
              <text:list-item>
                <text:p text:style-name="P144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4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7290455386958566292" text:style-name="L120">
              <text:list-item>
                <text:p text:style-name="P145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5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6736789127996764841" text:style-name="L121">
              <text:list-item>
                <text:p text:style-name="P146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8691207909185225297" text:style-name="L122">
              <text:list-item>
                <text:p text:style-name="P14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3044974011781007786" text:style-name="L123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2893467961460908554" text:style-name="L124">
              <text:list-item>
                <text:p text:style-name="P14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3636576160668410484" text:style-name="L125">
              <text:list-item>
                <text:p text:style-name="P150">현장 앞에 돗자리. 조깅하는 사람들, 때때로.</text:p>
              </text:list-item>
              <text:list-item>
                <text:p text:style-name="P150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1303245456085330111" text:style-name="L126">
              <text:list-item>
                <text:p text:style-name="P151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5013365547132494694" text:style-name="L127">
              <text:list-item>
                <text:p text:style-name="P15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3365491291006495127" text:style-name="L128">
              <text:list-item>
                <text:p text:style-name="P153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4389761818383173613" text:style-name="L161">
              <text:list-item>
                <text:p text:style-name="P184">開始 <text:s/>：　9시 지날 경.</text:p>
              </text:list-item>
              <text:list-item>
                <text:p text:style-name="P184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6384126315276859299" text:style-name="L129">
              <text:list-item>
                <text:p text:style-name="P154">두 사람. 모두 고령 분.</text:p>
              </text:list-item>
              <text:list-item>
                <text:p text:style-name="P154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8454520133922264764" text:style-name="L130">
              <text:list-item>
                <text:p text:style-name="P155">한 사람을 제외해 다른 사람들은 모두 고령자 (라고 보였다.). </text:p>
              </text:list-item>
              <text:list-item>
                <text:p text:style-name="P155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5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8852637024121845911" text:style-name="L131">
              <text:list-item>
                <text:p text:style-name="P156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1379609160288605604" text:style-name="L132">
              <text:list-item>
                <text:p text:style-name="P157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8191303001615563004" text:style-name="L133">
              <text:list-item>
                <text:p text:style-name="P158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3407467182915203629" text:style-name="L134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5275094504786382097" text:style-name="L135">
              <text:list-item>
                <text:p text:style-name="P160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6122237472353775156" text:style-name="L136">
              <text:list-item>
                <text:p text:style-name="P161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4210660304753896272" text:style-name="L137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6030694878385901617" text:style-name="L138">
              <text:list-item>
                <text:p text:style-name="P163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7447696702834648930" text:style-name="L139">
              <text:list-item>
                <text:p text:style-name="P16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214074869447516343" text:style-name="L140">
              <text:list-item>
                <text:p text:style-name="P165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6559100813657910993" text:style-name="L141">
              <text:list-item>
                <text:p text:style-name="P166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1068813285614146268" text:style-name="L142">
              <text:list-item>
                <text:p text:style-name="P16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4963180071997118641" text:style-name="L143">
              <text:list-item>
                <text:p text:style-name="P168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/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31669303" text:continue-list="list756831140646191564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3352317649450347748" text:style-name="L162">
              <text:list-item>
                <text:p text:style-name="P185"/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2323957618965589499" text:style-name="L163">
              <text:list-item>
                <text:p text:style-name="P186"/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3125837688152852498" text:style-name="L164">
              <text:list-item>
                <text:p text:style-name="P187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2662497470304408347" text:style-name="L165">
              <text:list-item>
                <text:p text:style-name="P188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4224539430688246562" text:style-name="L166">
              <text:list-item>
                <text:p text:style-name="P189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1864820888344805111" text:style-name="L167">
              <text:list-item>
                <text:p text:style-name="P190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4227286229047650176" text:style-name="L168">
              <text:list-item>
                <text:p text:style-name="P191"/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7876343765577796983" text:style-name="L169">
              <text:list-item>
                <text:p text:style-name="P192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9036792605281693125" text:style-name="L170">
              <text:list-item>
                <text:p text:style-name="P193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7450129668698488818" text:style-name="L171">
              <text:list-item>
                <text:p text:style-name="P194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4913467014519162760" text:style-name="L172">
              <text:list-item>
                <text:p text:style-name="P195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7431823290673807061" text:style-name="L173">
              <text:list-item>
                <text:p text:style-name="P196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2635114121813093721" text:style-name="L174">
              <text:list-item>
                <text:p text:style-name="P197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6306552306133263809" text:style-name="L175">
              <text:list-item>
                <text:p text:style-name="P198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832343444537626396" text:style-name="L176">
              <text:list-item>
                <text:p text:style-name="P199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ext:soft-page-break/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1679533" text:continue-list="list31669303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6174322373331428090" text:style-name="L144">
              <text:list-item>
                <text:p text:style-name="P169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1328840786380801881" text:style-name="L145">
              <text:list-item>
                <text:p text:style-name="P17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542864725002450270" text:style-name="L146">
              <text:list-item>
                <text:p text:style-name="P171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6340534941370753496" text:style-name="L147">
              <text:list-item>
                <text:p text:style-name="P172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2156779180116526603" text:style-name="L148">
              <text:list-item>
                <text:p text:style-name="P173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6399517579932599486" text:style-name="L149">
              <text:list-item>
                <text:p text:style-name="P17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6750312895172257726" text:style-name="L150">
              <text:list-item>
                <text:p text:style-name="P17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8967591053773925299" text:style-name="L151">
              <text:list-item>
                <text:p text:style-name="P17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4446230791941153242" text:style-name="L152">
              <text:list-item>
                <text:p text:style-name="P17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8419977277445838154" text:style-name="L153">
              <text:list-item>
                <text:p text:style-name="P17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825833577523673103" text:style-name="L154">
              <text:list-item>
                <text:p text:style-name="P17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877802997645495767" text:style-name="L155">
              <text:list-item>
                <text:p text:style-name="P18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3326105720248777037" text:style-name="L156">
              <text:list-item>
                <text:p text:style-name="P18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<text:soft-page-break/>たこと</text:p>
          </table:table-cell>
          <table:table-cell table:style-name="表13.C2" office:value-type="string">
            <text:list xml:id="list8068483306178304109" text:style-name="L157">
              <text:list-item>
                <text:p text:style-name="P18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1847925203010752428" text:style-name="L158">
              <text:list-item>
                <text:p text:style-name="P183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8593841908228983845" text:style-name="L159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1747287364176049982" text:style-name="L160">
        <text:list-item>
          <text:p text:style-name="P17">close</text:p>
          <text:list>
            <text:list-item>
              <text:p text:style-name="P17">image file</text:p>
            </text:list-item>
            <text:list-item>
              <text:p text:style-name="P1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ext:soft-page-break/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1696182" text:continue-numbering="true" text:style-name="L160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1-31T11:44:56.74</dc:date>
    <dc:creator>iwabuchi ken</dc:creator>
    <meta:editing-duration>P2DT10H39M3S</meta:editing-duration>
    <meta:editing-cycles>337</meta:editing-cycles>
    <meta:generator>OpenOffice/4.1.3$Win32 OpenOffice.org_project/413m1$Build-9783</meta:generator>
    <meta:document-statistic meta:table-count="12" meta:image-count="0" meta:object-count="0" meta:page-count="20" meta:paragraph-count="597" meta:word-count="5618" meta:character-count="9412"/>
  </office:meta>
</office:document-meta>
</file>